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0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io66_temp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lcul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o66_tempo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o66_tempo_water_256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o66_tempo_water_1038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o66_tempo_hexanol_256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o66_tempo_replaced_li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o66_tempo_removed_li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o66_tempo_removed_linker_and_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5:43:40.581908300</meta:creation-date>
    <meta:generator>LibreOffice/7.4.7.2$Linux_X86_64 LibreOffice_project/40$Build-2</meta:generator>
    <dc:date>2024-01-19T19:27:09.997748030</dc:date>
    <meta:editing-duration>P2DT7H53M44S</meta:editing-duration>
    <meta:editing-cycles>10</meta:editing-cycles>
    <meta:document-statistic meta:table-count="2" meta:cell-count="32" meta:object-count="0"/>
  </office:meta>
</office:document-meta>
</file>